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25-05-0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24-06-27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23-09-0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23-04-1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21-06-0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19-10-24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19-06-12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18-09-27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17-06-16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16-07-0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15-07-0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14-06-1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13-05-08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12-06-2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11-09-2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10-10-0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10-05-2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9-12-2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9-09-2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8-12-12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8-09-12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8-09-11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8-06-23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8-03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7-09-2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7-08-11 0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7-06-11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7-04-26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7-02-27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7-01-0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6-10-31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6-08-24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6-06-07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6-04-1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6-02-2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5-12-29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5-11-07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5-08-12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5-06-1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5-04-20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4-12-20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4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0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200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199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243096082002</text:p>
          </table:table-cell>
          <table:table-cell office:value-type="string" calcext:value-type="string">
            <text:p>12N 11E 1BBBB2 (P-S2)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0" meta:object-count="0"/>
    <meta:user-defined meta:name="AppVersion">3.0</meta:user-defined>
  </office:meta>
</office:document-meta>
</file>